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425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3" table:default-cell-style-name="ce9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7" office:value-type="string" calcext:value-type="string">
            <text:p>Taxa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Citation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Included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Mammals</text:p>
          </table:table-cell>
          <table:table-cell office:value-type="string" calcext:value-type="string">
            <text:p>Brain Mas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38/s41559-024-02451-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als</text:p>
          </table:table-cell>
          <table:table-cell office:value-type="string" calcext:value-type="string">
            <text:p>Brain Mas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93/jmammal/gyz043</text:p>
          </table:table-cell>
          <table:table-cell office:value-type="string" calcext:value-type="string">
            <text:p>As supplementary to the abo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s</text:p>
          </table:table-cell>
          <table:table-cell office:value-type="string" calcext:value-type="string">
            <text:p>Wingspan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98/rstb.1987.0030</text:p>
          </table:table-cell>
          <table:table-cell office:value-type="string" calcext:value-type="string">
            <text:p>Maybe no (Used allometric equations at family leve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Brain Mas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73/pnas.212146712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Bill Centroid 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02/evl3.267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Wingspan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On the allometry of wings - Morgado et al</text:p>
          </table:table-cell>
          <table:table-cell office:value-type="string" calcext:value-type="string">
            <text:p>Can’t find DOI to c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38/s41586-022-05372-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ibbean SW F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3390/ani13243852</text:p>
          </table:table-cell>
          <table:table-cell office:value-type="string" calcext:value-type="string">
            <text:p>Allometric equation – not direct con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ish SW Fish</text:p>
          </table:table-cell>
          <table:table-cell office:value-type="string" calcext:value-type="string">
            <text:p>Various Length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www.cefas.co.uk/publications/techrep/TechRep150.pdf</text:p>
          </table:table-cell>
          <table:table-cell office:value-type="string" calcext:value-type="string">
            <text:p>Needs tabl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W F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3318/bioe.2017.07</text:p>
          </table:table-cell>
          <table:table-cell office:value-type="string" calcext:value-type="string">
            <text:p>Not many species &amp; Needs tabl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erranean SW F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://dx.doi.org/10.1016/S0165-7836(02)00250-3</text:p>
          </table:table-cell>
          <table:table-cell office:value-type="string" calcext:value-type="string">
            <text:p>Needs tabl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erranean SW F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3389/fmars.2021.625422</text:p>
          </table:table-cell>
          <table:table-cell office:value-type="string" calcext:value-type="string">
            <text:p>Needs tabl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Body 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636/JoA-S-17-04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Carapace Leng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636/JoA-S-17-04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Carapace Width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636/JoA-S-17-04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s</text:p>
          </table:table-cell>
          <table:table-cell office:value-type="string" calcext:value-type="string">
            <text:p>BlxCW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636/JoA-S-17-044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til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https://doi.org/10.1038/s41597-024-03079-5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0:12:11.212556504</meta:creation-date>
    <meta:editing-duration>PT38S</meta:editing-duration>
    <meta:editing-cycles>2</meta:editing-cycles>
    <meta:generator>LibreOffice/7.3.7.2$Linux_X86_64 LibreOffice_project/30$Build-2</meta:generator>
    <dc:date>2024-11-18T10:12:22.347668252</dc:date>
    <meta:document-statistic meta:table-count="1" meta:cell-count="88" meta:object-count="0"/>
  </office:meta>
</office:document-meta>
</file>